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b46" officeooo:paragraph-rsid="000d8b46"/>
    </style:style>
    <style:style style:name="P2" style:family="paragraph" style:parent-style-name="Standard">
      <style:text-properties officeooo:rsid="000e900a" officeooo:paragraph-rsid="000e900a"/>
    </style:style>
    <style:style style:name="P3" style:family="paragraph" style:parent-style-name="Standard">
      <style:text-properties officeooo:rsid="00130edd" officeooo:paragraph-rsid="000d8b46"/>
    </style:style>
    <style:style style:name="P4" style:family="paragraph" style:parent-style-name="Standard">
      <style:text-properties officeooo:rsid="0014b1f3" officeooo:paragraph-rsid="0014b1f3"/>
    </style:style>
    <style:style style:name="P5" style:family="paragraph" style:parent-style-name="Standard">
      <style:text-properties officeooo:rsid="00183991" officeooo:paragraph-rsid="0014b1f3"/>
    </style:style>
    <style:style style:name="P6" style:family="paragraph" style:parent-style-name="Standard">
      <style:text-properties officeooo:rsid="0018c619" officeooo:paragraph-rsid="0018c619"/>
    </style:style>
    <style:style style:name="P7" style:family="paragraph" style:parent-style-name="Standard">
      <style:text-properties officeooo:rsid="001ce403" officeooo:paragraph-rsid="0018c619"/>
    </style:style>
    <style:style style:name="P8" style:family="paragraph" style:parent-style-name="Standard">
      <style:text-properties officeooo:rsid="001d96d1" officeooo:paragraph-rsid="001d96d1"/>
    </style:style>
    <style:style style:name="P9" style:family="paragraph" style:parent-style-name="Standard">
      <style:text-properties officeooo:rsid="001e2ea7" officeooo:paragraph-rsid="001d96d1"/>
    </style:style>
    <style:style style:name="P10" style:family="paragraph" style:parent-style-name="Standard">
      <style:text-properties officeooo:rsid="001e9584" officeooo:paragraph-rsid="001e9584"/>
    </style:style>
    <style:style style:name="P11" style:family="paragraph" style:parent-style-name="Standard">
      <style:paragraph-properties fo:text-align="justify" style:justify-single-word="false"/>
      <style:text-properties officeooo:rsid="002268a2" officeooo:paragraph-rsid="001e9584"/>
    </style:style>
    <style:style style:name="P12" style:family="paragraph" style:parent-style-name="Standard">
      <style:text-properties officeooo:rsid="00229105" officeooo:paragraph-rsid="00229105"/>
    </style:style>
    <style:style style:name="P13" style:family="paragraph" style:parent-style-name="Standard">
      <style:text-properties officeooo:rsid="00229105" officeooo:paragraph-rsid="002f31cf"/>
    </style:style>
    <style:style style:name="P14" style:family="paragraph" style:parent-style-name="Standard">
      <style:paragraph-properties fo:text-align="justify" style:justify-single-word="false"/>
      <style:text-properties officeooo:rsid="00229105" officeooo:paragraph-rsid="002f31cf"/>
    </style:style>
    <style:style style:name="P15" style:family="paragraph" style:parent-style-name="Standard">
      <style:text-properties officeooo:rsid="0023d13d" officeooo:paragraph-rsid="0023d13d"/>
    </style:style>
    <style:style style:name="P16" style:family="paragraph" style:parent-style-name="Standard">
      <style:text-properties officeooo:rsid="0023d13d" officeooo:paragraph-rsid="002f31cf"/>
    </style:style>
    <style:style style:name="P17" style:family="paragraph" style:parent-style-name="Standard">
      <style:text-properties fo:font-size="14pt" fo:font-weight="bold" officeooo:rsid="000d8b46" officeooo:paragraph-rsid="000d8b4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f31cf"/>
    </style:style>
    <style:style style:name="P19" style:family="paragraph" style:parent-style-name="Standard">
      <style:paragraph-properties fo:text-align="justify" style:justify-single-word="false"/>
      <style:text-properties officeooo:paragraph-rsid="002e9e62"/>
    </style:style>
    <style:style style:name="P20" style:family="paragraph" style:parent-style-name="Standard">
      <style:text-properties officeooo:rsid="000d8b46" officeooo:paragraph-rsid="002f31cf"/>
    </style:style>
    <style:style style:name="P21" style:family="paragraph" style:parent-style-name="Standard">
      <style:text-properties officeooo:rsid="0014b1f3" officeooo:paragraph-rsid="002f31cf"/>
    </style:style>
    <style:style style:name="P22" style:family="paragraph" style:parent-style-name="Standard">
      <style:text-properties officeooo:rsid="0018c619" officeooo:paragraph-rsid="002f31cf"/>
    </style:style>
    <style:style style:name="P23" style:family="paragraph" style:parent-style-name="Standard">
      <style:text-properties officeooo:rsid="001d96d1" officeooo:paragraph-rsid="002f31cf"/>
    </style:style>
    <style:style style:name="P24" style:family="paragraph" style:parent-style-name="Standard">
      <style:text-properties officeooo:rsid="001e9584" officeooo:paragraph-rsid="002e9e62"/>
    </style:style>
    <style:style style:name="P25" style:family="paragraph" style:parent-style-name="Standard">
      <style:text-properties officeooo:rsid="002e9e62" officeooo:paragraph-rsid="002e9e62"/>
    </style:style>
    <style:style style:name="P26" style:family="paragraph" style:parent-style-name="Standard">
      <style:text-properties officeooo:rsid="002e9e62" officeooo:paragraph-rsid="002f31cf"/>
    </style:style>
    <style:style style:name="P27" style:family="paragraph" style:parent-style-name="Standard">
      <style:text-properties officeooo:rsid="002e9e62" officeooo:paragraph-rsid="00317882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4b1f3"/>
    </style:style>
    <style:style style:name="T6" style:family="text">
      <style:text-properties officeooo:rsid="0015c66e"/>
    </style:style>
    <style:style style:name="T7" style:family="text">
      <style:text-properties officeooo:rsid="001729b0"/>
    </style:style>
    <style:style style:name="T8" style:family="text">
      <style:text-properties officeooo:rsid="00183991"/>
    </style:style>
    <style:style style:name="T9" style:family="text">
      <style:text-properties officeooo:rsid="0018c619"/>
    </style:style>
    <style:style style:name="T10" style:family="text">
      <style:text-properties officeooo:rsid="001a3df8"/>
    </style:style>
    <style:style style:name="T11" style:family="text">
      <style:text-properties officeooo:rsid="001b1cf1"/>
    </style:style>
    <style:style style:name="T12" style:family="text">
      <style:text-properties officeooo:rsid="001ce403"/>
    </style:style>
    <style:style style:name="T13" style:family="text">
      <style:text-properties officeooo:rsid="001d96d1"/>
    </style:style>
    <style:style style:name="T14" style:family="text">
      <style:text-properties officeooo:rsid="001e2ea7"/>
    </style:style>
    <style:style style:name="T15" style:family="text">
      <style:text-properties officeooo:rsid="001e9584"/>
    </style:style>
    <style:style style:name="T16" style:family="text">
      <style:text-properties officeooo:rsid="001f0a74"/>
    </style:style>
    <style:style style:name="T17" style:family="text">
      <style:text-properties officeooo:rsid="001f2abe"/>
    </style:style>
    <style:style style:name="T18" style:family="text">
      <style:text-properties officeooo:rsid="0020c8e0"/>
    </style:style>
    <style:style style:name="T19" style:family="text">
      <style:text-properties officeooo:rsid="0021ee57"/>
    </style:style>
    <style:style style:name="T20" style:family="text">
      <style:text-properties officeooo:rsid="002268a2"/>
    </style:style>
    <style:style style:name="T21" style:family="text">
      <style:text-properties officeooo:rsid="00229105"/>
    </style:style>
    <style:style style:name="T22" style:family="text">
      <style:text-properties officeooo:rsid="0025eebd"/>
    </style:style>
    <style:style style:name="T23" style:family="text">
      <style:text-properties officeooo:rsid="00269666"/>
    </style:style>
    <style:style style:name="T24" style:family="text">
      <style:text-properties officeooo:rsid="002800f8"/>
    </style:style>
    <style:style style:name="T25" style:family="text">
      <style:text-properties officeooo:rsid="0029f825"/>
    </style:style>
    <style:style style:name="T26" style:family="text">
      <style:text-properties officeooo:rsid="002d3d9f"/>
    </style:style>
    <style:style style:name="T27" style:family="text">
      <style:text-properties officeooo:rsid="002e9e62"/>
    </style:style>
    <style:style style:name="T28" style:family="text">
      <style:text-properties officeooo:rsid="002f31cf"/>
    </style:style>
    <style:style style:name="T29" style:family="text">
      <style:text-properties officeooo:rsid="00317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>Diário de produção do trabalho de Princípios de Engenharia de Software</text:p>
      <text:p text:style-name="P1"/>
      <text:p text:style-name="P1"/>
      <text:p text:style-name="P1"/>
      <text:p text:style-name="P2">31/03/2014</text:p>
      <text:p text:style-name="P20">Dia 1: </text:p>
      <text:p text:style-name="P18"><text:span text:style-name="T1"><text:tab/></text:span><text:span text:style-name="T21">Nunca programei em LUA, logo, as dificuldades encontradas no primeiro dia se resumiram a me acostumar com a linguagem. </text:span><text:span text:style-name="T1">Instal</text:span><text:span text:style-name="T21">ei</text:span><text:span text:style-name="T1"> <text:s/>LUA </text:span><text:span text:style-name="T21">e tentei fazer um programa</text:span><text:span text:style-name="T1"> Hello World </text:span><text:span text:style-name="T21">para garantir que estava funcionando. Após isso li a documentação de LUA e</text:span><text:span text:style-name="T2"> de </text:span><text:span text:style-name="T21">alguns</text:span><text:span text:style-name="T2"> sites </text:span><text:span text:style-name="T21">contendo </text:span><text:span text:style-name="T2">exemplos </text:span><text:span text:style-name="T21">da linguagem</text:span><text:span text:style-name="T2">. </text:span><text:span text:style-name="T21">Comecei fazendo um program</text:span><text:span text:style-name="T22">a</text:span><text:span text:style-name="T21"> simples para pegar uma letra válida </text:span><text:span text:style-name="T22">escrita pelo usuário</text:span><text:span text:style-name="T21">.</text:span><text:span text:style-name="T2"> </text:span><text:span text:style-name="T21">Tive p</text:span><text:span text:style-name="T3">roblemas com o strlen; </text:span><text:span text:style-name="T21">não sabia como medir o tamanho de uma string. Após alguma procura </text:span><text:span text:style-name="T4">consegui </text:span><text:span text:style-name="T21">medir a letra</text:span><text:span text:style-name="T4"> com #.</text:span></text:p>
      <text:p text:style-name="P3"/>
      <text:p text:style-name="P4">01/04/2014: </text:p>
      <text:p text:style-name="P21">Dia 2: </text:p>
      <text:p text:style-name="P18"><text:span text:style-name="T5"><text:tab/></text:span><text:span text:style-name="T22">Decidida a começar a programar o jogo de forca, criei uma pasta</text:span><text:span text:style-name="T5"> no gitHub, </text:span><text:span text:style-name="T22">para fazer um controle de versão durante o desenvolvimento</text:span><text:span text:style-name="T5">. </text:span><text:span text:style-name="T23">Como no jogo de forca, para escolher uma palavra secreta, decidi pegá-la de um arquivo, tive que aprender </text:span><text:span text:style-name="T6"><text:s/>a mexer com </text:span><text:span text:style-name="T23">arquivos</text:span><text:span text:style-name="T6"> em </text:span><text:span text:style-name="T23">LUA</text:span><text:span text:style-name="T6">. </text:span><text:span text:style-name="T7">Em 30 min</text:span><text:span text:style-name="T24">utos consegui criar uma função que </text:span><text:span text:style-name="T7">pega</text:span><text:span text:style-name="T24">sse a</text:span><text:span text:style-name="T7"> linha que eu quise</text:span><text:span text:style-name="T24">sse do arquivo e em </text:span><text:span text:style-name="T8">25 min</text:span><text:span text:style-name="T24">utos</text:span><text:span text:style-name="T8"> consegui </text:span><text:span text:style-name="T24">escolher</text:span><text:span text:style-name="T8"> </text:span><text:span text:style-name="T24">um</text:span><text:span text:style-name="T8"> n</text:span><text:span text:style-name="T24">ú</text:span><text:span text:style-name="T8">mero rand</text:span><text:span text:style-name="T24">ô</text:span><text:span text:style-name="T8">mico e </text:span><text:span text:style-name="T24">uma função que capturasse uma palavra aleatoriamente.</text:span></text:p>
      <text:p text:style-name="P5"/>
      <text:p text:style-name="P6">03/04/2014:</text:p>
      <text:p text:style-name="P22">Dia 3: </text:p>
      <text:p text:style-name="P18"><text:span text:style-name="T9"><text:tab/>Uso do LibreOffice Draw para desenhar uma hierarquia de métodos e desse modo acompanhar o desenvolvimento e organização do código. </text:span><text:span text:style-name="T25">Estava g</text:span><text:span text:style-name="T10">astando um tempo </text:span><text:span text:style-name="T25">longo </text:span><text:span text:style-name="T10">pensando nas divsões de módulos. </text:span><text:span text:style-name="T25">Achei que usando uma ferramenta de desenho, para ilustrar as classes que já tinha e ajudar na criação de outras, conseguiria visualizar melhor o que fazer. </text:span><text:span text:style-name="T11">Estou gastando um bom tempo pensando nisso; </text:span><text:span text:style-name="T25">em c</text:span><text:span text:style-name="T11">omo uasr o princípio do 3-6. </text:span><text:span text:style-name="T12">Conforme o programa vai </text:span><text:span text:style-name="T25">se desenvolvendo</text:span><text:span text:style-name="T12">, </text:span><text:span text:style-name="T25">percebo</text:span><text:span text:style-name="T12"> novos modulos a serem criados e pequenas mudan</text:span><text:span text:style-name="T25">ç</text:span><text:span text:style-name="T12">as a serem feitas no</text:span><text:span text:style-name="T25">s</text:span><text:span text:style-name="T12"> </text:span><text:span text:style-name="T25">módulos e sub-módulos </text:span><text:span text:style-name="T12">anteriores. </text:span><text:span text:style-name="T25">A regra do 3-6 me faz repensar se módulos que eu planejava criar e que teriam menos de 3 filhos, não são muito simples.</text:span></text:p>
      <text:p text:style-name="P7"/>
      <text:p text:style-name="P8">06/04/2014:</text:p>
      <text:p text:style-name="P23">Dia 4: </text:p>
      <text:p text:style-name="P18"><text:span text:style-name="T13"><text:tab/></text:span><text:span text:style-name="T25">F</text:span><text:span text:style-name="T13">eita a fun</text:span><text:span text:style-name="T25">çã</text:span><text:span text:style-name="T13">o de imprimir a palavra secreta. </text:span><text:span text:style-name="T25">Estou com d</text:span><text:span text:style-name="T14">úvidas sobre a modelagem das </text:span><text:span text:style-name="T25">f</text:span><text:span text:style-name="T14">un</text:span><text:span text:style-name="T25">çõ</text:span><text:span text:style-name="T14">es referentes </text:span><text:span text:style-name="T25">à</text:span><text:span text:style-name="T14"> palavra. </text:span><text:span text:style-name="T26">Estou pensando se a f</text:span><text:span text:style-name="T14">un</text:span><text:span text:style-name="T26">ção</text:span><text:span text:style-name="T14"> de imprimir palavra e checar se </text:span><text:span text:style-name="T26">ela</text:span><text:span text:style-name="T14"> est</text:span><text:span text:style-name="T26">á</text:span><text:span text:style-name="T14"> comple</text:span><text:span text:style-name="T26">ta</text:span><text:span text:style-name="T14"> poderiam ser feitas juntas para polpar tempo de programa. </text:span><text:span text:style-name="T26">E</text:span><text:span text:style-name="T14">steticamente fica melhor faz</text:span><text:span text:style-name="T26">ê-</text:span><text:span text:style-name="T14">las separadas; </text:span><text:span text:style-name="T26">além disso, “imprimir” e “checar” na mesma função, tirariam sua coesão. Gastei um bom tempo pensando em alternativas.</text:span><text:span text:style-name="T14"> </text:span><text:span text:style-name="T26">Agora estou tendo p</text:span><text:span text:style-name="T14">roblemas com itera</text:span><text:span text:style-name="T26">çõ</text:span><text:span text:style-name="T14">es de string; </text:span><text:span text:style-name="T26">não estou sabendo como escrever as expressões regulares para pegar as letras que quero. Além disso, estou com nomes de variáveis que representam o mesmo, diferentes em diferentes funções. Isso está me confundindo e gerando erros desnecessários</text:span><text:span text:style-name="T14">.</text:span></text:p>
      <text:p text:style-name="P9"/>
      <text:p text:style-name="P10">07/04/2014:</text:p>
      <text:p text:style-name="P24">Dia 5: </text:p>
      <text:p text:style-name="P19"><text:span text:style-name="T15"><text:tab/></text:span><text:span text:style-name="T27">Os </text:span><text:span text:style-name="T15">erros menores foram corrigidos </text:span><text:span text:style-name="T27">e o p</text:span><text:span text:style-name="T15">rograma </text:span><text:span text:style-name="T27">está </text:span><text:span text:style-name="T15">quase funcionando. Eram erros simples que nao vi por cansa</text:span><text:span text:style-name="T27">ç</text:span><text:span text:style-name="T15">o. Hoje eles apareceram claramente. </text:span><text:span text:style-name="T27">Estou com p</text:span><text:span text:style-name="T15">roblemas no desenho dos m</text:span><text:span text:style-name="T27">ó</text:span><text:span text:style-name="T15">dulos. </text:span><text:span text:style-name="T27">Estou na dúvida se</text:span><text:span text:style-name="T15"> o retorno da palavra correta e a soma do try deveriam estar em </text:span><text:span text:style-name="T27">diferentes sub-</text:span><text:span text:style-name="T15">fun</text:span><text:span text:style-name="T27">çõ</text:span><text:span text:style-name="T15">es que </text:span><text:span text:style-name="T27">retornam</text:span><text:span text:style-name="T15"> </text:span><text:span text:style-name="T27">à</text:span><text:span text:style-name="T15"> mesma fun</text:span><text:span text:style-name="T27">ção. </text:span><text:span text:style-name="T16">Tive mais alguns problemas com o </text:span><text:span text:style-name="T27">número randômico</text:span><text:span text:style-name="T16">. N</text:span><text:span text:style-name="T27">ã</text:span><text:span text:style-name="T16">o sabia que precisava rodar o random seed antes </text:span><text:span text:style-name="T27">de encontrar um número randômico</text:span><text:span text:style-name="T16">. </text:span><text:soft-page-break/><text:span text:style-name="T17">Gastei uma hora e meia </text:span><text:span text:style-name="T27">com esses problemas</text:span><text:span text:style-name="T17">. </text:span><text:span text:style-name="T18">Tratei mais alguns erros no loop. </text:span><text:span text:style-name="T19">F</text:span><text:span text:style-name="T27">iz</text:span><text:span text:style-name="T19"> docstrings. </text:span><text:span text:style-name="T20">Adicionadas em 40 min.</text:span></text:p>
      <text:p text:style-name="P11"/>
      <text:p text:style-name="P12">08/04/2014:</text:p>
      <text:p text:style-name="P13">Dia 6: </text:p>
      <text:p text:style-name="P14"><text:tab/>Conversando com o professor, chegamos a conclusão que a me<text:span text:style-name="T28">l</text:span>hor solu<text:span text:style-name="T28">çã</text:span>o para o problema dos m<text:span text:style-name="T28">é</text:span>todos seria retornar <text:span text:style-name="T28">se a palavra está correta</text:span> e try para um m<text:span text:style-name="T28">é</text:span>todo dummie e <text:span text:style-name="T28">a partir </text:span>desse m<text:span text:style-name="T28">é</text:span>todo retornar <text:span text:style-name="T28">à</text:span> main. Al<text:span text:style-name="T28">é</text:span>m disso, ele n<text:span text:style-name="T28">ã</text:span>o entendeu alguns dos nomes que eu havia escolhido, o que mostra que devo tomar mais cuidado <text:span text:style-name="T28">com a clareza do nome de minhas variáveis.</text:span></text:p>
      <text:p text:style-name="P12"/>
      <text:p text:style-name="P15">10/04/2014:</text:p>
      <text:p text:style-name="P16">Dia 7:</text:p>
      <text:p text:style-name="P16"><text:span text:style-name="T28"><text:tab/>Fiz</text:span> pequenas mudan<text:span text:style-name="T28">ç</text:span>as nos nomes de vari<text:span text:style-name="T28">á</text:span>veis e fun<text:span text:style-name="T28">çõ</text:span>es para deixar o c<text:span text:style-name="T28">ó</text:span>digo mais claro.</text:p>
      <text:p text:style-name="P15"/>
      <text:p text:style-name="P25">13/04/2014</text:p>
      <text:p text:style-name="P26">Dia 8: </text:p>
      <text:p text:style-name="P26"><text:tab/>Criação do README. Mudanças na estética do programa, para deixá-lo mais organizado.</text:p>
      <text:p text:style-name="P26"/>
      <text:p text:style-name="P27"><text:span text:style-name="T29">14/04/2014:</text:span></text:p>
      <text:p text:style-name="P27"><text:span text:style-name="T29">Dia 9:</text:span></text:p>
      <text:p text:style-name="P27"><text:span text:style-name="T29"><text:tab/>Ao criar o arquivo ETVX, enquanto o escrevia percebi a falta deuma função para checar se a <text:s/>palavra escolhida do arquivo era válida. Criei então a função analyze_secret_word_correctness. As últimas modificações foram feitas e o trabalho concluído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4-14T17:50:36</dc:date>
    <meta:editing-duration>P1DT1H17M23S</meta:editing-duration>
    <meta:editing-cycles>22</meta:editing-cycles>
    <meta:generator>LibreOffice/4.0.2.2$Linux_X86_64 LibreOffice_project/400m0$Build-2</meta:generator>
    <meta:document-statistic meta:table-count="0" meta:image-count="0" meta:object-count="0" meta:page-count="2" meta:paragraph-count="28" meta:word-count="654" meta:character-count="3977" meta:non-whitespace-character-count="3331"/>
  </office:meta>
</office:document-meta>
</file>